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style:font-name="Courier New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weight="bold" style:font-weight-asian="bold" style:font-weight-complex="bold"/>
    </style:style>
    <style:style style:name="T7" style:family="text">
      <style:text-properties style:text-position="sub 75%"/>
    </style:style>
    <style:style style:name="T8" style:family="text">
      <style:text-properties style:text-position="sub 75%" fo:font-weight="bold" style:font-weight-asian="bold" style:font-weight-complex="bold"/>
    </style:style>
    <style:style style:name="T9" style:family="text">
      <style:text-properties style:text-position="sub 75%" style:font-name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regular text</text:p>
      <text:p text:style-name="Standard">Text starting <text:span text:style-name="T1">with italics style </text:span><text:span text:style-name="T3">and continuing</text:span><text:span text:style-name="T2"> with code style</text:span>.</text:p>
      <text:p text:style-name="Standard">Text <text:span text:style-name="T4">starting with bold face, </text:span><text:span text:style-name="T8">becoming </text:span><text:span text:style-name="T7">subscript and </text:span><text:span text:style-name="T9">slowly</text:span><text:span text:style-name="T2"> changing to code sty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30T06:54:41</meta:creation-date>
    <dc:creator>Bernhard Haumacher</dc:creator>
    <dc:date>2007-05-30T06:59:26</dc:date>
    <dc:language>de-DE</dc:language>
    <meta:editing-cycles>2</meta:editing-cycles>
    <meta:editing-duration>PT4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6" meta:character-count="164"/>
  </office:meta>
</office:document-meta>
</file>